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.915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27.383cm"/>
    </style:style>
    <style:style style:name="co10" style:family="table-column">
      <style:table-column-properties fo:break-before="auto" style:column-width="2.237cm"/>
    </style:style>
    <style:style style:name="ro7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2.091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3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3" style:family="table" style:master-page-name="PageStyle_5f_tableau_20_de_20_synthèse_20_SLAM">
      <style:table-properties table:display="true" style:writing-mode="lr-tb"/>
    </style:style>
    <style:style style:name="ta2" style:family="table" style:master-page-name="PageStyle_5f_tableau_20_de_20_synthèse_20_SISR">
      <style:table-properties table:display="true" style:writing-mode="lr-tb"/>
    </style:style>
    <style:style style:name="ta4" style:family="table" style:master-page-name="PageStyle_5f_liste_20_des_20_activité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Default">
      <style:table-cell-properties fo:border-bottom="0.035cm solid #000000" fo:background-color="#ffffff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333399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8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1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8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9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5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tableau de synthèse SLAM" table:style-name="ta3" table:print="false">
        <office:forms form:automatic-focus="false" form:apply-design-mode="false"/>
        <table:table-column table:style-name="co8" table:default-cell-style-name="ce8"/>
        <table:table-column table:style-name="co2" table:default-cell-style-name="ce103"/>
        <table:table-column table:style-name="co2" table:number-columns-repeated="2" table:default-cell-style-name="ce107"/>
        <table:table-column table:style-name="co2" table:default-cell-style-name="ce110"/>
        <table:table-column table:style-name="co3" table:default-cell-style-name="ce113"/>
        <table:table-column table:style-name="co4" table:number-columns-repeated="47" table:default-cell-style-name="ce119"/>
        <table:table-column table:style-name="co4" table:default-cell-style-name="ce127"/>
        <table:table-column table:style-name="co5" table:number-columns-repeated="202" table:default-cell-style-name="ce13"/>
        <table:table-column table:style-name="co6" table:number-columns-repeated="768" table:default-cell-style-name="ce13"/>
        <table:table-row table:style-name="ro7">
          <table:table-cell table:style-name="ce1" office:value-type="string" table:number-columns-spanned="54" table:number-rows-spanned="1">
            <text:p>BTS SERVICES INFORMATIQUES AUX ORGANISATIONS - TABLEAU DE SYNTHESE</text:p>
          </table:table-cell>
          <table:covered-table-cell table:number-columns-repeated="53" table:style-name="ce1"/>
          <table:table-cell table:style-name="Default" table:number-columns-repeated="970"/>
        </table:table-row>
        <table:table-row table:style-name="ro7">
          <table:table-cell table:style-name="ce2" office:value-type="string" table:number-columns-spanned="21" table:number-rows-spanned="1">
            <text:p>NOM et Prénom du candidat : DI</text:p>
          </table:table-cell>
          <table:covered-table-cell table:number-columns-repeated="20" table:style-name="ce2"/>
          <table:table-cell table:style-name="ce70" office:value-type="string" table:number-columns-spanned="16" table:number-rows-spanned="1">
            <text:p>Parcours SLAM</text:p>
          </table:table-cell>
          <table:covered-table-cell table:number-columns-repeated="15" table:style-name="ce70"/>
          <table:table-cell table:style-name="ce122" office:value-type="string">
            <text:p>N° du candidat : M326080596</text:p>
          </table:table-cell>
          <table:table-cell table:style-name="ce122" table:number-columns-repeated="5"/>
          <table:table-cell table:style-name="ce122" office:value-type="string">
            <text:p><text:s text:c="8"/></text:p>
          </table:table-cell>
          <table:table-cell table:style-name="ce122" table:number-columns-repeated="10"/>
          <table:table-cell table:style-name="Default" table:number-columns-repeated="970"/>
        </table:table-row>
        <table:table-row table:style-name="ro9">
          <table:table-cell table:style-name="ce3"/>
          <table:table-cell table:style-name="ce16" office:value-type="string" table:number-columns-spanned="4" table:number-rows-spanned="1">
            <text:p>Situations obligatoires</text:p>
          </table:table-cell>
          <table:covered-table-cell table:number-columns-repeated="2" table:style-name="ce28"/>
          <table:covered-table-cell table:style-name="ce37"/>
          <table:table-cell table:style-name="ce37" office:value-type="string" table:number-columns-spanned="49" table:number-rows-spanned="1">
            <text:p>Compétences mises en œuvre</text:p>
          </table:table-cell>
          <table:covered-table-cell table:number-columns-repeated="47" table:style-name="ce28"/>
          <table:covered-table-cell table:style-name="ce37"/>
          <table:table-cell table:style-name="Default" table:number-columns-repeated="970"/>
        </table:table-row>
        <table:table-row table:style-name="ro3">
          <table:table-cell table:style-name="ce4" office:value-type="string">
            <text:p>Situation professionnelle</text:p>
          </table:table-cell>
          <table:table-cell table:style-name="ce17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9" office:value-type="string">
            <text:p>Prise en charge d’incidents et de demandes d’assistance liés au domaine de spécialité du candidat </text:p>
          </table:table-cell>
          <table:table-cell table:style-name="ce29" office:value-type="string">
            <text:p>Elaboration de documents relatifs à la production et à la fourniture de services</text:p>
          </table:table-cell>
          <table:table-cell table:number-columns-repeated="2" table:style-name="ce38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56" office:value-type="string">
            <text:p>A1.1.1 , Analyse du cahier des charges d'un service à produire</text:p>
          </table:table-cell>
          <table:table-cell table:style-name="ce67" office:value-type="string">
            <text:p>A1.1.2 , Étude de l'impact de l'intégration d'un service sur le système informatique</text:p>
          </table:table-cell>
          <table:table-cell table:style-name="ce68" office:value-type="string">
            <text:p>A1.1.3 , Étude des exigences liées à la qualité attendue d'un service</text:p>
          </table:table-cell>
          <table:table-cell table:style-name="ce56" office:value-type="string">
            <text:p>A1.2.1 , Élaboration et présentation d'un dossier de choix de solution technique</text:p>
          </table:table-cell>
          <table:table-cell table:style-name="ce67" office:value-type="string">
            <text:p>A1.2.2 , Rédaction des spécifications techniques de la solution retenue</text:p>
          </table:table-cell>
          <table:table-cell table:style-name="ce67" office:value-type="string">
            <text:p>A1.2.3 , Évaluation des risques liés à l'utilisation d'un service </text:p>
          </table:table-cell>
          <table:table-cell table:style-name="ce67" office:value-type="string">
            <text:p>A1.2.4 , Détermination des tests nécessaires à la validation d'un service</text:p>
          </table:table-cell>
          <table:table-cell table:style-name="ce68" office:value-type="string">
            <text:p>A1.2.5 , Définition des niveaux d'habilitation associés à un service </text:p>
          </table:table-cell>
          <table:table-cell table:style-name="ce56" office:value-type="string">
            <text:p>A1.3.1 , Test d'intégration et d'acceptation d'un service </text:p>
          </table:table-cell>
          <table:table-cell table:style-name="ce67" office:value-type="string">
            <text:p>A1.3.2 , Définition des éléments nécessaires à la continuité d'un service </text:p>
          </table:table-cell>
          <table:table-cell table:style-name="ce67" office:value-type="string">
            <text:p>A1.3.3 , Accompagnement de la mise en place d'un nouveau service </text:p>
          </table:table-cell>
          <table:table-cell table:style-name="ce68" office:value-type="string">
            <text:p>A1.3.4 , Déploiement d'un service </text:p>
          </table:table-cell>
          <table:table-cell table:style-name="ce56" office:value-type="string">
            <text:p>A1.4.1 , Participation à un projet </text:p>
          </table:table-cell>
          <table:table-cell table:style-name="ce67" office:value-type="string">
            <text:p>A1.4.2 , Évaluation des indicateurs de suivi d'un projet et justification des écarts </text:p>
          </table:table-cell>
          <table:table-cell table:style-name="ce68" office:value-type="string">
            <text:p>A1.4.3 , Gestion des ressources </text:p>
          </table:table-cell>
          <table:table-cell table:style-name="ce56" office:value-type="string">
            <text:p>A2.1.1 , Accompagnement des utilisateurs dans la prise en main d'un service </text:p>
          </table:table-cell>
          <table:table-cell table:style-name="ce68" office:value-type="string">
            <text:p>A2.1.2 , Évaluation et maintien de la qualité d'un service </text:p>
          </table:table-cell>
          <table:table-cell table:style-name="ce56" office:value-type="string">
            <text:p>A2.2.1 , Suivi et résolution d'incidents </text:p>
          </table:table-cell>
          <table:table-cell table:style-name="ce67" office:value-type="string">
            <text:p>A2.2.2 , Suivi et réponse à des demandes d'assistance </text:p>
          </table:table-cell>
          <table:table-cell table:style-name="ce68" office:value-type="string">
            <text:p>A2.2.3 , Réponse à une interruption de service </text:p>
          </table:table-cell>
          <table:table-cell table:style-name="ce56" office:value-type="string">
            <text:p>A2.3.1 , Identification, qualification et évaluation d'un problème </text:p>
          </table:table-cell>
          <table:table-cell table:style-name="ce68" office:value-type="string">
            <text:p>A2.3.2 , Proposition d'amélioration d'un service </text:p>
          </table:table-cell>
          <table:table-cell table:style-name="ce56" office:value-type="string">
            <text:p>A3.2.1 , Installation et configuration d'éléments d'infrastructure <text:s/></text:p>
          </table:table-cell>
          <table:table-cell table:style-name="ce67" office:value-type="string">
            <text:p>A3.2.2 , Remplacement ou mise à jour d'éléments défectueux ou obsolètes </text:p>
          </table:table-cell>
          <table:table-cell table:style-name="ce56" office:value-type="string">
            <text:p>A4.1.1 , Proposition d'une solution applicative </text:p>
          </table:table-cell>
          <table:table-cell table:style-name="ce67" office:value-type="string">
            <text:p>A4.1.2 , Conception ou adaptation de l'interface utilisateur d'une solution applicative </text:p>
          </table:table-cell>
          <table:table-cell table:style-name="ce67" office:value-type="string">
            <text:p>A4.1.3 , Conception ou adaptation d'une base de données </text:p>
          </table:table-cell>
          <table:table-cell table:style-name="ce67" office:value-type="string">
            <text:p>A4.1.4 , Définition des caractéristiques d'une solution applicative </text:p>
          </table:table-cell>
          <table:table-cell table:style-name="ce67" office:value-type="string">
            <text:p>A4.1.5 , Prototypage de composants logiciels </text:p>
          </table:table-cell>
          <table:table-cell table:style-name="ce67" office:value-type="string">
            <text:p>A4.1.6 , Gestion d'environnements de développement et de test </text:p>
          </table:table-cell>
          <table:table-cell table:style-name="ce67" office:value-type="string">
            <text:p>A4.1.7 , Développement, utilisation ou adaptation de composants logiciels </text:p>
          </table:table-cell>
          <table:table-cell table:style-name="ce67" office:value-type="string">
            <text:p>A4.1.8 , Réalisation des tests nécessaires à la validation d'éléments adaptés ou développés <text:s/></text:p>
          </table:table-cell>
          <table:table-cell table:style-name="ce67" office:value-type="string">
            <text:p>A4.1.9 , Rédaction d'une documentation technique <text:s/></text:p>
          </table:table-cell>
          <table:table-cell table:style-name="ce68" office:value-type="string">
            <text:p>A4.1.10 , <text:s/>Rédaction d'une documentation d'utilisation <text:s/></text:p>
          </table:table-cell>
          <table:table-cell table:style-name="ce56" office:value-type="string">
            <text:p>A4.2.1 , Analyse et correction d'un dysfonctionnement, d'un problème de qualité de …</text:p>
          </table:table-cell>
          <table:table-cell table:style-name="ce67" office:value-type="string">
            <text:p>A4.2.2 , Adaptation d'une solution applicative aux évolutions de ses composants </text:p>
          </table:table-cell>
          <table:table-cell table:style-name="ce67" office:value-type="string">
            <text:p>A4.2.3 , Réalisation des tests nécessaires à la mise en production d'éléments mis à jour </text:p>
          </table:table-cell>
          <table:table-cell table:style-name="ce68" office:value-type="string">
            <text:p>A4.2.4 , Mise à jour d'une documentation technique </text:p>
          </table:table-cell>
          <table:table-cell table:style-name="ce56" office:value-type="string">
            <text:p>A5.1.1 , Mise en place d'une gestion de configuration </text:p>
          </table:table-cell>
          <table:table-cell table:style-name="ce67" office:value-type="string">
            <text:p>A5.1.2 , Recueil d'informations sur une configuration et ses éléments</text:p>
          </table:table-cell>
          <table:table-cell table:style-name="ce67" office:value-type="string">
            <text:p>A5.1.3 , Suivi d'une configuration et de ses éléments </text:p>
          </table:table-cell>
          <table:table-cell table:style-name="ce67" office:value-type="string">
            <text:p>A5.1.4 , Étude de propositions de contrat de service (client, fournisseur) </text:p>
          </table:table-cell>
          <table:table-cell table:style-name="ce67" office:value-type="string">
            <text:p>A5.1.5 , Évaluation d'un élément de configuration ou d'une configuration <text:s/></text:p>
          </table:table-cell>
          <table:table-cell table:style-name="ce68" office:value-type="string">
            <text:p>A5.1.6 , Évaluation d'un investissement informatique </text:p>
          </table:table-cell>
          <table:table-cell table:style-name="ce56" office:value-type="string">
            <text:p>A5.2.1 , Exploitation des référentiels, normes et standards adoptés par le prestataire</text:p>
          </table:table-cell>
          <table:table-cell table:style-name="ce67" office:value-type="string">
            <text:p>A5.2.2 , Veille technologique </text:p>
          </table:table-cell>
          <table:table-cell table:style-name="ce67" office:value-type="string">
            <text:p>A5.2.3 , Repérage des compléments de formation ou d'auto-formation …</text:p>
          </table:table-cell>
          <table:table-cell table:style-name="ce68" office:value-type="string">
            <text:p>A5.2.4 , Étude d˜une technologie, d'un composant, d'un outil ou d'une méthode </text:p>
          </table:table-cell>
          <table:table-cell table:number-columns-repeated="970"/>
        </table:table-row>
        <table:table-row table:style-name="ro10">
          <table:table-cell table:style-name="ce5" office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74"/>
          <table:table-cell table:number-columns-repeated="970"/>
        </table:table-row>
        <table:table-row table:style-name="ro10">
          <table:table-cell table:style-name="ce6"/>
          <table:table-cell table:style-name="ce102" office:value-type="string">
            <text:p>stage</text:p>
          </table:table-cell>
          <table:table-cell table:style-name="ce106" office:value-type="string">
            <text:p>stage</text:p>
          </table:table-cell>
          <table:table-cell table:style-name="ce106" office:value-type="string">
            <text:p>PPE/TP</text:p>
          </table:table-cell>
          <table:table-cell table:style-name="ce109" office:value-type="string">
            <text:p>veille</text:p>
          </table:table-cell>
          <table:table-cell table:style-name="ce112"/>
          <table:table-cell table:style-name="ce117" table:number-columns-repeated="46"/>
          <table:table-cell table:style-name="ce124"/>
          <table:table-cell table:style-name="ce125"/>
          <table:table-cell table:number-columns-repeated="970"/>
        </table:table-row>
        <table:table-row table:style-name="ro10" table:number-rows-repeated="8">
          <table:table-cell table:style-name="ce7"/>
          <table:table-cell table:number-columns-repeated="5"/>
          <table:table-cell table:style-name="ce118" table:number-columns-repeated="47"/>
          <table:table-cell table:style-name="ce126"/>
          <table:table-cell table:number-columns-repeated="970"/>
        </table:table-row>
        <table:table-row table:style-name="ro10">
          <table:table-cell table:number-columns-repeated="5"/>
          <table:table-cell table:style-name="ce114"/>
          <table:table-cell table:number-columns-repeated="1018"/>
        </table:table-row>
        <table:table-row table:style-name="ro10">
          <table:table-cell table:style-name="ce7"/>
          <table:table-cell table:number-columns-repeated="4"/>
          <table:table-cell table:style-name="ce114"/>
          <table:table-cell table:number-columns-repeated="1018"/>
        </table:table-row>
        <table:table-row table:style-name="ro10">
          <table:table-cell table:style-name="ce7"/>
          <table:table-cell table:number-columns-repeated="4"/>
          <table:table-cell table:style-name="ce114"/>
          <table:table-cell table:number-columns-repeated="4"/>
          <table:table-cell table:style-name="ce121"/>
          <table:table-cell table:number-columns-repeated="2"/>
          <table:table-cell table:style-name="ce121"/>
          <table:table-cell table:number-columns-repeated="7"/>
          <table:table-cell table:style-name="ce121"/>
          <table:table-cell table:number-columns-repeated="16"/>
          <table:table-cell table:style-name="ce123"/>
          <table:table-cell table:number-columns-repeated="985"/>
        </table:table-row>
        <table:table-row table:style-name="ro10" table:number-rows-repeated="5">
          <table:table-cell table:number-columns-repeated="5"/>
          <table:table-cell table:style-name="ce114"/>
          <table:table-cell table:number-columns-repeated="1018"/>
        </table:table-row>
        <table:table-row table:style-name="ro10">
          <table:table-cell table:style-name="ce9"/>
          <table:table-cell table:style-name="ce104"/>
          <table:table-cell table:style-name="ce108" table:number-columns-repeated="2"/>
          <table:table-cell table:style-name="ce111"/>
          <table:table-cell table:style-name="ce115"/>
          <table:table-cell table:style-name="ce120" table:number-columns-repeated="47"/>
          <table:table-cell table:style-name="ce128"/>
          <table:table-cell table:number-columns-repeated="970"/>
        </table:table-row>
        <table:table-row table:style-name="ro10">
          <table:table-cell table:style-name="ce10" office:value-type="string" table:number-columns-spanned="54" table:number-rows-spanned="1">
            <text:p>SITUATIONS VÉCUES EN STAGE DE PREMIERE ANNEE DANS L'ORGANISATION …</text:p>
          </table:table-cell>
          <table:covered-table-cell table:number-columns-repeated="52" table:style-name="ce22"/>
          <table:covered-table-cell table:style-name="ce79"/>
          <table:table-cell table:number-columns-repeated="970"/>
        </table:table-row>
        <table:table-row table:style-name="ro10" table:number-rows-repeated="2">
          <table:table-cell/>
          <table:table-cell table:style-name="ce23"/>
          <table:table-cell table:style-name="ce33" table:number-columns-repeated="2"/>
          <table:table-cell table:style-name="ce42"/>
          <table:table-cell table:style-name="ce116"/>
          <table:table-cell table:number-columns-repeated="1018"/>
        </table:table-row>
        <table:table-row table:style-name="ro10">
          <table:table-cell table:style-name="ce101"/>
          <table:table-cell table:style-name="ce23"/>
          <table:table-cell table:style-name="ce33" table:number-columns-repeated="2"/>
          <table:table-cell table:style-name="ce42"/>
          <table:table-cell table:style-name="ce116"/>
          <table:table-cell table:number-columns-repeated="1018"/>
        </table:table-row>
        <table:table-row table:style-name="ro10" table:number-rows-repeated="3">
          <table:table-cell/>
          <table:table-cell table:style-name="ce23"/>
          <table:table-cell table:style-name="ce33" table:number-columns-repeated="2"/>
          <table:table-cell table:style-name="ce42"/>
          <table:table-cell table:style-name="ce116"/>
          <table:table-cell table:number-columns-repeated="1018"/>
        </table:table-row>
        <table:table-row table:style-name="ro10">
          <table:table-cell table:style-name="ce12"/>
          <table:table-cell table:style-name="ce24"/>
          <table:table-cell table:style-name="ce34" table:number-columns-repeated="2"/>
          <table:table-cell table:style-name="ce43"/>
          <table:table-cell table:style-name="ce51"/>
          <table:table-cell table:style-name="ce61" table:number-columns-repeated="47"/>
          <table:table-cell table:style-name="ce80"/>
          <table:table-cell table:number-columns-repeated="970"/>
        </table:table-row>
        <table:table-row table:style-name="ro10">
          <table:table-cell table:style-name="ce10" office:value-type="string" table:number-columns-spanned="54" table:number-rows-spanned="1">
            <text:p>SITUATIONS VÉCUES EN STAGE DE DEUXIEME ANNEE DANS L'ORGANISATION …</text:p>
          </table:table-cell>
          <table:covered-table-cell table:number-columns-repeated="52" table:style-name="ce22"/>
          <table:covered-table-cell table:style-name="ce79"/>
          <table:table-cell table:number-columns-repeated="970"/>
        </table:table-row>
        <table:table-row table:style-name="ro10">
          <table:table-cell table:style-name="ce6"/>
          <table:table-cell table:style-name="ce25"/>
          <table:table-cell table:style-name="ce35" table:number-columns-repeated="2"/>
          <table:table-cell table:style-name="ce44"/>
          <table:table-cell table:style-name="ce52"/>
          <table:table-cell table:style-name="ce62" table:number-columns-repeated="47"/>
          <table:table-cell table:style-name="ce81"/>
          <table:table-cell table:number-columns-repeated="970"/>
        </table:table-row>
        <table:table-row table:style-name="ro10" table:number-rows-repeated="2">
          <table:table-cell table:style-name="ce7"/>
          <table:table-cell table:style-name="ce23"/>
          <table:table-cell table:style-name="ce33" table:number-columns-repeated="2"/>
          <table:table-cell table:style-name="ce42"/>
          <table:table-cell table:style-name="ce53"/>
          <table:table-cell table:style-name="ce63" table:number-columns-repeated="47"/>
          <table:table-cell table:style-name="ce82"/>
          <table:table-cell table:number-columns-repeated="970"/>
        </table:table-row>
        <table:table-row table:style-name="ro10">
          <table:table-cell table:style-name="ce13"/>
          <table:table-cell table:style-name="ce105"/>
          <table:table-cell table:number-columns-repeated="3"/>
          <table:table-cell table:style-name="ce53"/>
          <table:table-cell table:style-name="ce63" table:number-columns-repeated="2"/>
          <table:table-cell table:style-name="ce118"/>
          <table:table-cell table:style-name="ce63"/>
          <table:table-cell table:style-name="ce118"/>
          <table:table-cell table:style-name="ce63" table:number-columns-repeated="42"/>
          <table:table-cell table:style-name="ce82"/>
          <table:table-cell table:number-columns-repeated="970"/>
        </table:table-row>
        <table:table-row table:style-name="ro10">
          <table:table-cell table:number-columns-repeated="5"/>
          <table:table-cell table:style-name="ce116"/>
          <table:table-cell table:number-columns-repeated="1018"/>
        </table:table-row>
        <table:table-row table:style-name="ro10" table:number-rows-repeated="2">
          <table:table-cell table:style-name="ce9"/>
          <table:table-cell table:style-name="ce27"/>
          <table:table-cell table:style-name="ce36" table:number-columns-repeated="2"/>
          <table:table-cell table:style-name="ce45"/>
          <table:table-cell table:style-name="ce54"/>
          <table:table-cell table:style-name="ce64" table:number-columns-repeated="47"/>
          <table:table-cell table:style-name="ce83"/>
          <table:table-cell table:number-columns-repeated="970"/>
        </table:table-row>
        <table:table-row table:style-name="ro10">
          <table:table-cell/>
          <table:table-cell table:style-name="ce23"/>
          <table:table-cell table:style-name="ce33" table:number-columns-repeated="2"/>
          <table:table-cell table:style-name="ce42"/>
          <table:table-cell table:style-name="ce55"/>
          <table:table-cell table:style-name="ce65" table:number-columns-repeated="47"/>
          <table:table-cell table:style-name="ce84"/>
          <table:table-cell table:number-columns-repeated="970"/>
        </table:table-row>
        <table:table-row table:style-name="ro10">
          <table:table-cell table:style-name="ce12"/>
          <table:table-cell table:style-name="ce24"/>
          <table:table-cell table:style-name="ce34" table:number-columns-repeated="2"/>
          <table:table-cell table:style-name="ce43"/>
          <table:table-cell table:style-name="ce51"/>
          <table:table-cell table:style-name="ce61" table:number-columns-repeated="47"/>
          <table:table-cell table:style-name="ce80"/>
          <table:table-cell table:number-columns-repeated="970"/>
        </table:table-row>
        <table:table-row table:style-name="ro10">
          <table:table-cell table:style-name="ce14" table:number-columns-repeated="6"/>
          <table:table-cell table:style-name="ce66" table:number-columns-repeated="48"/>
          <table:table-cell table:style-name="ce85" table:number-columns-repeated="970"/>
        </table:table-row>
        <table:table-row table:style-name="ro5">
          <table:table-cell table:style-name="ce15" office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et présentées dans ce tableau.</text:p>
          </table:table-cell>
          <table:covered-table-cell table:number-columns-repeated="53" table:style-name="ce15"/>
          <table:table-cell table:style-name="ce86" table:number-columns-repeated="970"/>
        </table:table-row>
        <table:table-row table:style-name="ro10">
          <table:table-cell table:style-name="ce14" table:number-columns-repeated="6"/>
          <table:table-cell table:style-name="ce66" table:number-columns-repeated="48"/>
          <table:table-cell table:number-columns-repeated="970"/>
        </table:table-row>
        <table:table-row table:style-name="ro14">
          <table:table-cell table:style-name="ce15" office:value-type="string" table:number-columns-spanned="54" table:number-rows-spanned="1">
            <text:p>Je soussigné-e <text:s text:c="69"/>, représentant-e de l'organisation <text:s text:c="18"/>, certifie que le candidat (la candidate) a bien effectué en stage les activités et missions et présentées dans ce tableau.</text:p>
          </table:table-cell>
          <table:covered-table-cell table:number-columns-repeated="53" table:style-name="ce15"/>
          <table:table-cell table:number-columns-repeated="970"/>
        </table:table-row>
        <table:table-row table:style-name="ro10">
          <table:table-cell table:style-name="ce14" table:number-columns-repeated="6"/>
          <table:table-cell table:style-name="ce66" table:number-columns-repeated="48"/>
          <table:table-cell table:number-columns-repeated="970"/>
        </table:table-row>
        <table:table-row table:style-name="ro14">
          <table:table-cell table:style-name="ce15" office:value-type="string" table:number-columns-spanned="54" table:number-rows-spanned="1">
            <text:p>Je soussigné-e <text:s text:c="70"/>, représentant-e de l'organisation <text:s text:c="18"/>, certifie que le candidat (la candidate) <text:s/>a bien effectué en stage les activités et missions et présentées dans ce tableau.</text:p>
          </table:table-cell>
          <table:covered-table-cell table:number-columns-repeated="53" table:style-name="ce15"/>
          <table:table-cell table:number-columns-repeated="970"/>
        </table:table-row>
      </table:table>
      <table:table table:name="tableau de synthèse SISR" table:style-name="ta2" table:print="false">
        <table:table-column table:style-name="co7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48" table:default-cell-style-name="Default"/>
        <table:table-column table:style-name="co5" table:number-columns-repeated="202" table:default-cell-style-name="Default"/>
        <table:table-column table:style-name="co6" table:number-columns-repeated="768" table:default-cell-style-name="Default"/>
        <table:table-row table:style-name="ro7">
          <table:table-cell table:style-name="ce1" office:value-type="string" table:number-columns-spanned="54" table:number-rows-spanned="1">
            <text:p>BTS SERVICES INFORMATIQUES AUX ORGANISATIONS - TABLEAU DE SYNTHESE</text:p>
          </table:table-cell>
          <table:covered-table-cell table:number-columns-repeated="53" table:style-name="ce1"/>
          <table:table-cell table:number-columns-repeated="970"/>
        </table:table-row>
        <table:table-row table:style-name="ro8">
          <table:table-cell table:style-name="ce2" office:value-type="string" table:number-columns-spanned="21" table:number-rows-spanned="1">
            <text:p>NOM et Prénom du candidat : </text:p>
          </table:table-cell>
          <table:covered-table-cell table:number-columns-repeated="20" table:style-name="ce2"/>
          <table:table-cell table:style-name="ce70" office:value-type="string" table:number-columns-spanned="16" table:number-rows-spanned="1">
            <text:p>Parcours SISR</text:p>
          </table:table-cell>
          <table:covered-table-cell table:number-columns-repeated="15" table:style-name="ce70"/>
          <table:table-cell table:style-name="ce98" office:value-type="string" table:number-columns-spanned="17" table:number-rows-spanned="1">
            <text:p>N° du candidat : </text:p>
          </table:table-cell>
          <table:covered-table-cell table:number-columns-repeated="16" table:style-name="ce98"/>
          <table:table-cell table:number-columns-repeated="970"/>
        </table:table-row>
        <table:table-row table:style-name="ro9">
          <table:table-cell table:style-name="ce3"/>
          <table:table-cell table:style-name="ce16" office:value-type="string" table:number-columns-spanned="4" table:number-rows-spanned="1">
            <text:p>Situations obligatoires</text:p>
          </table:table-cell>
          <table:covered-table-cell table:number-columns-repeated="2" table:style-name="ce28"/>
          <table:covered-table-cell table:style-name="ce37"/>
          <table:table-cell table:style-name="ce37" office:value-type="string" table:number-columns-spanned="49" table:number-rows-spanned="1">
            <text:p>Compétences mises en œuvre</text:p>
          </table:table-cell>
          <table:covered-table-cell table:number-columns-repeated="47" table:style-name="ce28"/>
          <table:covered-table-cell table:style-name="ce37"/>
          <table:table-cell table:number-columns-repeated="970"/>
        </table:table-row>
        <table:table-row table:style-name="ro3">
          <table:table-cell table:style-name="ce4" office:value-type="string">
            <text:p>Situation professionnelle</text:p>
          </table:table-cell>
          <table:table-cell table:style-name="ce17" office:value-type="string">
            <text:p>Participation à un projet d’évolution d’un SI (solution applicative et d’infrastructure portant prioritairement sur le domaine de spécialité du candidat)</text:p>
          </table:table-cell>
          <table:table-cell table:style-name="ce29" office:value-type="string">
            <text:p>Prise en charge d’incidents et de demandes d’assistance liés au domaine de spécialité du candidat </text:p>
          </table:table-cell>
          <table:table-cell table:style-name="ce29" office:value-type="string">
            <text:p>Elaboration de documents relatifs à la production et à la fourniture de services</text:p>
          </table:table-cell>
          <table:table-cell table:style-name="ce38" office:value-type="string">
            <text:p>Productions relatives à la mise en place d’un dispositif de veille technologique et à l’étude d’une technologie, d’un composant, d’un outil ou d’une méthode</text:p>
          </table:table-cell>
          <table:table-cell table:style-name="ce91" office:value-type="string">
            <text:p>Période (sous la forme MM/AA)</text:p>
          </table:table-cell>
          <table:table-cell table:style-name="ce56" office:value-type="string">
            <text:p>A1.1.1 , Analyse du cahier des charges d'un service à produire</text:p>
          </table:table-cell>
          <table:table-cell table:style-name="ce67" office:value-type="string">
            <text:p>A1.1.2 , Étude de l'impact de l'intégration d'un service sur le système informatique</text:p>
          </table:table-cell>
          <table:table-cell table:style-name="ce68" office:value-type="string">
            <text:p>A1.1.3 , Étude des exigences liées à la qualité attendue d'un service</text:p>
          </table:table-cell>
          <table:table-cell table:style-name="ce56" office:value-type="string">
            <text:p>A1.2.1 , Élaboration et présentation d'un dossier de choix de solution technique</text:p>
          </table:table-cell>
          <table:table-cell table:style-name="ce67" office:value-type="string">
            <text:p>A1.2.2 , Rédaction des spécifications techniques de la solution retenue</text:p>
          </table:table-cell>
          <table:table-cell table:style-name="ce67" office:value-type="string">
            <text:p>A1.2.3 , Évaluation des risques liés à l'utilisation d'un service </text:p>
          </table:table-cell>
          <table:table-cell table:style-name="ce67" office:value-type="string">
            <text:p>A1.2.4 , Détermination des tests nécessaires à la validation d'un service</text:p>
          </table:table-cell>
          <table:table-cell table:style-name="ce68" office:value-type="string">
            <text:p>A1.2.5 , Définition des niveaux d'habilitation associés à un service </text:p>
          </table:table-cell>
          <table:table-cell table:style-name="ce56" office:value-type="string">
            <text:p>A1.3.1 , Test d'intégration et d'acceptation d'un service </text:p>
          </table:table-cell>
          <table:table-cell table:style-name="ce67" office:value-type="string">
            <text:p>A1.3.2 , Définition des éléments nécessaires à la continuité d'un service </text:p>
          </table:table-cell>
          <table:table-cell table:style-name="ce67" office:value-type="string">
            <text:p>A1.3.3 , Accompagnement de la mise en place d'un nouveau service </text:p>
          </table:table-cell>
          <table:table-cell table:style-name="ce68" office:value-type="string">
            <text:p>A1.3.4 , Déploiement d'un service </text:p>
          </table:table-cell>
          <table:table-cell table:style-name="ce56" office:value-type="string">
            <text:p>A1.4.1 , Participation à un projet </text:p>
          </table:table-cell>
          <table:table-cell table:style-name="ce67" office:value-type="string">
            <text:p>A1.4.2 , Évaluation des indicateurs de suivi d'un projet et justification des écarts </text:p>
          </table:table-cell>
          <table:table-cell table:style-name="ce68" office:value-type="string">
            <text:p>A1.4.3 , Gestion des ressources </text:p>
          </table:table-cell>
          <table:table-cell table:style-name="ce56" office:value-type="string">
            <text:p>A2.1.1 , Accompagnement des utilisateurs dans la prise en main d'un service </text:p>
          </table:table-cell>
          <table:table-cell table:style-name="ce68" office:value-type="string">
            <text:p>A2.1.2 , Évaluation et maintien de la qualité d'un service </text:p>
          </table:table-cell>
          <table:table-cell table:style-name="ce56" office:value-type="string">
            <text:p>A2.2.1 , Suivi et résolution d'incidents </text:p>
          </table:table-cell>
          <table:table-cell table:style-name="ce67" office:value-type="string">
            <text:p>A2.2.2 , Suivi et réponse à des demandes d'assistance </text:p>
          </table:table-cell>
          <table:table-cell table:style-name="ce68" office:value-type="string">
            <text:p>A2.2.3 , Réponse à une interruption de service </text:p>
          </table:table-cell>
          <table:table-cell table:style-name="ce56" office:value-type="string">
            <text:p>A2.3.1 , Identification, qualification et évaluation d'un problème </text:p>
          </table:table-cell>
          <table:table-cell table:style-name="ce68" office:value-type="string">
            <text:p>A2.3.2 , Proposition d'amélioration d'un service </text:p>
          </table:table-cell>
          <table:table-cell table:style-name="ce56" office:value-type="string">
            <text:p>A3.1.1 , Proposition d'une solution d'infrastructure </text:p>
          </table:table-cell>
          <table:table-cell table:style-name="ce67" office:value-type="string">
            <text:p>A3.1.2 , Maquettage et prototypage d'une solution d'infrastructure </text:p>
          </table:table-cell>
          <table:table-cell table:style-name="ce68" office:value-type="string">
            <text:p>A3.1.3 , Prise en compte du niveau de sécurité nécessaire à une infrastructure <text:s/></text:p>
          </table:table-cell>
          <table:table-cell table:style-name="ce56" office:value-type="string">
            <text:p>A3.2.1 , Installation et configuration d'éléments d'infrastructure <text:s/></text:p>
          </table:table-cell>
          <table:table-cell table:style-name="ce67" office:value-type="string">
            <text:p>A3.2.2 , Remplacement ou mise à jour d'éléments défectueux ou obsolètes </text:p>
          </table:table-cell>
          <table:table-cell table:style-name="ce68" office:value-type="string">
            <text:p>A3.2.3 , Mise à jour de la documentation technique d'une solution d'infrastructure </text:p>
          </table:table-cell>
          <table:table-cell table:style-name="ce56" office:value-type="string">
            <text:p>A3.3.1 , Administration sur site ou à distance des éléments d'un réseau, de serveurs, …</text:p>
          </table:table-cell>
          <table:table-cell table:style-name="ce67" office:value-type="string">
            <text:p>A3.3.2 , Planification des sauvegardes et gestion des restauration</text:p>
          </table:table-cell>
          <table:table-cell table:style-name="ce67" office:value-type="string">
            <text:p>A3.3.3 , Gestion des identités et des habilitations </text:p>
          </table:table-cell>
          <table:table-cell table:style-name="ce67" office:value-type="string">
            <text:p>A3.3.4 , Automatisation des tâches d'administration </text:p>
          </table:table-cell>
          <table:table-cell table:style-name="ce68" office:value-type="string">
            <text:p>A3.3.5 , Gestion des indicateurs et des fichiers d'activité </text:p>
          </table:table-cell>
          <table:table-cell table:style-name="ce67" office:value-type="string">
            <text:p>A4.1.2 , Conception ou adaptation de l'interface utilisateur d'une solution applicative </text:p>
          </table:table-cell>
          <table:table-cell table:style-name="ce67" office:value-type="string">
            <text:p>A4.1.3 , Conception ou adaptation d'une base de données </text:p>
          </table:table-cell>
          <table:table-cell table:style-name="ce67" office:value-type="string">
            <text:p>A4.1.7 , Développement, utilisation ou adaptation de composants logiciels </text:p>
          </table:table-cell>
          <table:table-cell table:style-name="ce67" office:value-type="string">
            <text:p>A4.1.8 , Réalisation des tests nécessaires à la validation d'éléments adaptés ou développés <text:s/></text:p>
          </table:table-cell>
          <table:table-cell table:style-name="ce67" office:value-type="string">
            <text:p>A4.1.9 , Rédaction d'une documentation technique <text:s/></text:p>
          </table:table-cell>
          <table:table-cell table:style-name="ce56" office:value-type="string">
            <text:p>A5.1.1 , Mise en place d'une gestion de configuration </text:p>
          </table:table-cell>
          <table:table-cell table:style-name="ce67" office:value-type="string">
            <text:p>A5.1.2 , Recueil d'informations sur une configuration et ses éléments</text:p>
          </table:table-cell>
          <table:table-cell table:style-name="ce67" office:value-type="string">
            <text:p>A5.1.3 , Suivi d'une configuration et de ses éléments </text:p>
          </table:table-cell>
          <table:table-cell table:style-name="ce67" office:value-type="string">
            <text:p>A5.1.4 , Étude de propositions de contrat de service (client, fournisseur) </text:p>
          </table:table-cell>
          <table:table-cell table:style-name="ce67" office:value-type="string">
            <text:p>A5.1.5 , Évaluation d'un élément de configuration ou d'une configuration <text:s/></text:p>
          </table:table-cell>
          <table:table-cell table:style-name="ce68" office:value-type="string">
            <text:p>A5.1.6 , Évaluation d'un investissement informatique </text:p>
          </table:table-cell>
          <table:table-cell table:style-name="ce56" office:value-type="string">
            <text:p>A5.2.1 , Exploitation des référentiels, normes et standards adoptés par le prestataire</text:p>
          </table:table-cell>
          <table:table-cell table:style-name="ce67" office:value-type="string">
            <text:p>A5.2.2 , Veille technologique </text:p>
          </table:table-cell>
          <table:table-cell table:style-name="ce67" office:value-type="string">
            <text:p>A5.2.3 , Repérage des compléments de formation ou d'auto-formation ...</text:p>
          </table:table-cell>
          <table:table-cell table:style-name="ce68" office:value-type="string">
            <text:p>A5.2.4 , Étude d˜une technologie, d'un composant, d'un outil ou d'une méthode </text:p>
          </table:table-cell>
          <table:table-cell table:style-name="ce13" table:number-columns-repeated="970"/>
        </table:table-row>
        <table:table-row table:style-name="ro10">
          <table:table-cell table:style-name="ce5" office:value-type="string" table:number-columns-spanned="54" table:number-rows-spanned="1">
            <text:p>SITUATIONS VÉCUES EN FORMATION</text:p>
          </table:table-cell>
          <table:covered-table-cell table:number-columns-repeated="52" table:style-name="ce18"/>
          <table:covered-table-cell table:style-name="ce74"/>
          <table:table-cell table:style-name="ce13" table:number-columns-repeated="970"/>
        </table:table-row>
        <table:table-row table:style-name="ro11">
          <table:table-cell table:style-name="ce6"/>
          <table:table-cell table:style-name="ce25"/>
          <table:table-cell table:style-name="ce35" table:number-columns-repeated="2"/>
          <table:table-cell table:style-name="ce44"/>
          <table:table-cell table:style-name="ce92"/>
          <table:table-cell table:style-name="ce62" table:number-columns-repeated="47"/>
          <table:table-cell table:style-name="ce81"/>
          <table:table-cell table:style-name="ce13" table:number-columns-repeated="970"/>
        </table:table-row>
        <table:table-row table:style-name="ro11" table:number-rows-repeated="8">
          <table:table-cell table:style-name="ce7"/>
          <table:table-cell table:style-name="ce23"/>
          <table:table-cell table:style-name="ce33" table:number-columns-repeated="2"/>
          <table:table-cell table:style-name="ce42"/>
          <table:table-cell table:style-name="ce93"/>
          <table:table-cell table:style-name="ce63" table:number-columns-repeated="47"/>
          <table:table-cell table:style-name="ce82"/>
          <table:table-cell table:style-name="ce13" table:number-columns-repeated="970"/>
        </table:table-row>
        <table:table-row table:style-name="ro11" table:number-rows-repeated="7">
          <table:table-cell table:style-name="ce8"/>
          <table:table-cell table:style-name="ce23"/>
          <table:table-cell table:style-name="ce33" table:number-columns-repeated="2"/>
          <table:table-cell table:style-name="ce42"/>
          <table:table-cell table:style-name="ce94"/>
          <table:table-cell table:style-name="ce65" table:number-columns-repeated="47"/>
          <table:table-cell table:style-name="ce84"/>
          <table:table-cell table:style-name="ce13" table:number-columns-repeated="970"/>
        </table:table-row>
        <table:table-row table:style-name="ro11">
          <table:table-cell table:style-name="ce9"/>
          <table:table-cell table:style-name="ce27"/>
          <table:table-cell table:style-name="ce36" table:number-columns-repeated="2"/>
          <table:table-cell table:style-name="ce45"/>
          <table:table-cell table:style-name="ce95"/>
          <table:table-cell table:style-name="ce64" table:number-columns-repeated="47"/>
          <table:table-cell table:style-name="ce83"/>
          <table:table-cell table:style-name="ce13" table:number-columns-repeated="970"/>
        </table:table-row>
        <table:table-row table:style-name="ro10">
          <table:table-cell table:style-name="ce87"/>
          <table:table-cell table:style-name="ce88"/>
          <table:table-cell table:style-name="ce89" table:number-columns-repeated="2"/>
          <table:table-cell table:style-name="ce90"/>
          <table:table-cell table:style-name="ce96"/>
          <table:table-cell table:style-name="ce97" table:number-columns-repeated="47"/>
          <table:table-cell table:style-name="ce99"/>
          <table:table-cell table:style-name="ce13" table:number-columns-repeated="970"/>
        </table:table-row>
        <table:table-row table:style-name="ro10">
          <table:table-cell table:style-name="ce10" office:value-type="string" table:number-columns-spanned="54" table:number-rows-spanned="1">
            <text:p>SITUATIONS VÉCUES EN STAGE DE PREMIERE ANNEE DANS L'ORGANISATION …</text:p>
          </table:table-cell>
          <table:covered-table-cell table:number-columns-repeated="52" table:style-name="ce22"/>
          <table:covered-table-cell table:style-name="ce79"/>
          <table:table-cell table:style-name="ce13" table:number-columns-repeated="970"/>
        </table:table-row>
        <table:table-row table:style-name="ro11">
          <table:table-cell table:style-name="ce6"/>
          <table:table-cell table:style-name="ce25"/>
          <table:table-cell table:style-name="ce35" table:number-columns-repeated="2"/>
          <table:table-cell table:style-name="ce44"/>
          <table:table-cell table:style-name="ce52"/>
          <table:table-cell table:style-name="ce62" table:number-columns-repeated="47"/>
          <table:table-cell table:style-name="ce81"/>
          <table:table-cell table:style-name="ce13" table:number-columns-repeated="970"/>
        </table:table-row>
        <table:table-row table:style-name="ro11" table:number-rows-repeated="6">
          <table:table-cell table:style-name="ce8"/>
          <table:table-cell table:style-name="ce23"/>
          <table:table-cell table:style-name="ce33" table:number-columns-repeated="2"/>
          <table:table-cell table:style-name="ce42"/>
          <table:table-cell table:style-name="ce55"/>
          <table:table-cell table:style-name="ce65" table:number-columns-repeated="47"/>
          <table:table-cell table:style-name="ce84"/>
          <table:table-cell table:style-name="ce13" table:number-columns-repeated="970"/>
        </table:table-row>
        <table:table-row table:style-name="ro10">
          <table:table-cell table:style-name="ce12"/>
          <table:table-cell table:style-name="ce24"/>
          <table:table-cell table:style-name="ce34" table:number-columns-repeated="2"/>
          <table:table-cell table:style-name="ce43"/>
          <table:table-cell table:style-name="ce51"/>
          <table:table-cell table:style-name="ce61" table:number-columns-repeated="47"/>
          <table:table-cell table:style-name="ce80"/>
          <table:table-cell table:style-name="ce13" table:number-columns-repeated="970"/>
        </table:table-row>
        <table:table-row table:style-name="ro10">
          <table:table-cell table:style-name="ce10" office:value-type="string" table:number-columns-spanned="54" table:number-rows-spanned="1">
            <text:p>SITUATIONS VÉCUES EN STAGE DE DEUXIEME ANNEE DANS L'ORGANISATION …</text:p>
          </table:table-cell>
          <table:covered-table-cell table:number-columns-repeated="52" table:style-name="ce22"/>
          <table:covered-table-cell table:style-name="ce79"/>
          <table:table-cell table:style-name="ce13" table:number-columns-repeated="970"/>
        </table:table-row>
        <table:table-row table:style-name="ro11">
          <table:table-cell table:style-name="ce6"/>
          <table:table-cell table:style-name="ce25"/>
          <table:table-cell table:style-name="ce35" table:number-columns-repeated="2"/>
          <table:table-cell table:style-name="ce44"/>
          <table:table-cell table:style-name="ce52"/>
          <table:table-cell table:style-name="ce62" table:number-columns-repeated="47"/>
          <table:table-cell table:style-name="ce81"/>
          <table:table-cell table:style-name="ce13" table:number-columns-repeated="970"/>
        </table:table-row>
        <table:table-row table:style-name="ro11" table:number-rows-repeated="3">
          <table:table-cell table:style-name="ce7"/>
          <table:table-cell table:style-name="ce23"/>
          <table:table-cell table:style-name="ce33" table:number-columns-repeated="2"/>
          <table:table-cell table:style-name="ce42"/>
          <table:table-cell table:style-name="ce53"/>
          <table:table-cell table:style-name="ce63" table:number-columns-repeated="47"/>
          <table:table-cell table:style-name="ce82"/>
          <table:table-cell table:style-name="ce13" table:number-columns-repeated="970"/>
        </table:table-row>
        <table:table-row table:style-name="ro11">
          <table:table-cell table:style-name="ce8"/>
          <table:table-cell table:style-name="ce23"/>
          <table:table-cell table:style-name="ce33" table:number-columns-repeated="2"/>
          <table:table-cell table:style-name="ce42"/>
          <table:table-cell table:style-name="ce55"/>
          <table:table-cell table:style-name="ce65" table:number-columns-repeated="47"/>
          <table:table-cell table:style-name="ce84"/>
          <table:table-cell table:style-name="ce13" table:number-columns-repeated="970"/>
        </table:table-row>
        <table:table-row table:style-name="ro11" table:number-rows-repeated="2">
          <table:table-cell table:style-name="ce9"/>
          <table:table-cell table:style-name="ce27"/>
          <table:table-cell table:style-name="ce36" table:number-columns-repeated="2"/>
          <table:table-cell table:style-name="ce45"/>
          <table:table-cell table:style-name="ce54"/>
          <table:table-cell table:style-name="ce64" table:number-columns-repeated="47"/>
          <table:table-cell table:style-name="ce83"/>
          <table:table-cell table:style-name="ce13" table:number-columns-repeated="970"/>
        </table:table-row>
        <table:table-row table:style-name="ro11">
          <table:table-cell table:style-name="ce8"/>
          <table:table-cell table:style-name="ce23"/>
          <table:table-cell table:style-name="ce33" table:number-columns-repeated="2"/>
          <table:table-cell table:style-name="ce42"/>
          <table:table-cell table:style-name="ce55"/>
          <table:table-cell table:style-name="ce65" table:number-columns-repeated="47"/>
          <table:table-cell table:style-name="ce84"/>
          <table:table-cell table:style-name="ce13" table:number-columns-repeated="970"/>
        </table:table-row>
        <table:table-row table:style-name="ro10">
          <table:table-cell table:style-name="ce12"/>
          <table:table-cell table:style-name="ce24"/>
          <table:table-cell table:style-name="ce34" table:number-columns-repeated="2"/>
          <table:table-cell table:style-name="ce43"/>
          <table:table-cell table:style-name="ce51"/>
          <table:table-cell table:style-name="ce61" table:number-columns-repeated="47"/>
          <table:table-cell table:style-name="ce80"/>
          <table:table-cell table:style-name="ce13" table:number-columns-repeated="970"/>
        </table:table-row>
        <table:table-row table:style-name="ro11">
          <table:table-cell table:style-name="ce14" table:number-columns-repeated="6"/>
          <table:table-cell table:style-name="ce66" table:number-columns-repeated="48"/>
          <table:table-cell table:style-name="ce85" table:number-columns-repeated="970"/>
        </table:table-row>
        <table:table-row table:style-name="ro5">
          <table:table-cell table:style-name="ce15" office:value-type="string" table:number-columns-spanned="54" table:number-rows-spanned="1">
            <text:p>Je soussigné-e <text:s text:c="49"/>, formatrice (formateur) au centre de formation <text:s text:c="18"/>, certifie que le candidat (la candidate) a bien effectué en formation les activités et missions et présentées dans ce tableau.</text:p>
          </table:table-cell>
          <table:covered-table-cell table:number-columns-repeated="53" table:style-name="ce15"/>
          <table:table-cell table:style-name="ce86" table:number-columns-repeated="970"/>
        </table:table-row>
        <table:table-row table:style-name="ro11">
          <table:table-cell table:style-name="ce14" table:number-columns-repeated="6"/>
          <table:table-cell table:style-name="ce66" table:number-columns-repeated="48"/>
          <table:table-cell table:style-name="ce13" table:number-columns-repeated="970"/>
        </table:table-row>
        <table:table-row table:style-name="ro11">
          <table:table-cell table:style-name="ce15" office:value-type="string" table:number-columns-spanned="54" table:number-rows-spanned="1">
            <text:p>Je soussigné-e <text:s text:c="69"/>, représentant-e de l'organisation <text:s text:c="18"/>, certifie que le candidat (la candidate) a bien effectué en stage les activités et missions et présentées dans ce tableau.</text:p>
          </table:table-cell>
          <table:covered-table-cell table:number-columns-repeated="53" table:style-name="ce15"/>
          <table:table-cell table:style-name="ce13" table:number-columns-repeated="970"/>
        </table:table-row>
        <table:table-row table:style-name="ro11">
          <table:table-cell table:style-name="ce14" table:number-columns-repeated="6"/>
          <table:table-cell table:style-name="ce66" table:number-columns-repeated="48"/>
          <table:table-cell table:style-name="ce13" table:number-columns-repeated="970"/>
        </table:table-row>
        <table:table-row table:style-name="ro11">
          <table:table-cell table:style-name="ce15" office:value-type="string" table:number-columns-spanned="54" table:number-rows-spanned="1">
            <text:p>Je soussigné-e <text:s text:c="70"/>, représentant-e de l'organisation <text:s text:c="18"/>, certifie que le candidat (la candidate) <text:s/>a bien effectué en stage les activités et missions et présentées dans ce tableau.</text:p>
          </table:table-cell>
          <table:covered-table-cell table:number-columns-repeated="53" table:style-name="ce15"/>
          <table:table-cell table:style-name="ce13" table:number-columns-repeated="970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liste des activités" table:style-name="ta4" table:print="false">
        <office:forms form:automatic-focus="false" form:apply-design-mode="false"/>
        <table:table-column table:style-name="co9" table:default-cell-style-name="ce130"/>
        <table:table-column table:style-name="co10" table:number-columns-repeated="255" table:default-cell-style-name="ce130"/>
        <table:table-row table:style-name="ro12">
          <table:table-cell office:value-type="string">
            <text:p>1,"1","A1.1.1","Analyse du cahier des charges d'un service à produire"</text:p>
          </table:table-cell>
          <table:table-cell table:number-columns-spanned="7" table:number-rows-spanned="1"/>
          <table:covered-table-cell table:number-columns-repeated="6"/>
          <table:table-cell table:number-columns-repeated="248"/>
        </table:table-row>
        <table:table-row table:style-name="ro12">
          <table:table-cell office:value-type="string">
            <text:p>2,"1","A1.1.2","Étude de l'impact de l'intégration d'un service sur le système informatique"</text:p>
          </table:table-cell>
          <table:table-cell table:number-columns-spanned="8" table:number-rows-spanned="1"/>
          <table:covered-table-cell table:number-columns-repeated="7"/>
          <table:table-cell table:number-columns-repeated="247"/>
        </table:table-row>
        <table:table-row table:style-name="ro12">
          <table:table-cell office:value-type="string">
            <text:p>3,"1","A1.1.3","Étude des exigences liées à la qualité attendue d'un service"</text:p>
          </table:table-cell>
          <table:table-cell table:number-columns-spanned="8" table:number-rows-spanned="1"/>
          <table:covered-table-cell table:number-columns-repeated="7"/>
          <table:table-cell table:number-columns-repeated="247"/>
        </table:table-row>
        <table:table-row table:style-name="ro12">
          <table:table-cell office:value-type="string">
            <text:p>4,"2","A1.2.1","Élaboration et présentation d'un dossier de choix de solution technique"</text:p>
          </table:table-cell>
          <table:table-cell table:number-columns-spanned="8" table:number-rows-spanned="1"/>
          <table:covered-table-cell table:number-columns-repeated="7"/>
          <table:table-cell table:number-columns-repeated="247"/>
        </table:table-row>
        <table:table-row table:style-name="ro12">
          <table:table-cell office:value-type="string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255"/>
        </table:table-row>
        <table:table-row table:style-name="ro12">
          <table:table-cell office:value-type="string">
            <text:p>6,"2","A1.2.3","Évaluation des risques liés à l'utilisation d'un service"</text:p>
          </table:table-cell>
          <table:table-cell table:number-columns-repeated="255"/>
        </table:table-row>
        <table:table-row table:style-name="ro12">
          <table:table-cell office:value-type="string">
            <text:p>7,"2","A1.2.4","Détermination des tests nécessaires à la validation d'un service"</text:p>
          </table:table-cell>
          <table:table-cell table:number-columns-repeated="255"/>
        </table:table-row>
        <table:table-row table:style-name="ro12">
          <table:table-cell office:value-type="string">
            <text:p>8,"2","A1.2.5","Définition des niveaux d'habilitation associés à un service"</text:p>
          </table:table-cell>
          <table:table-cell table:number-columns-repeated="255"/>
        </table:table-row>
        <table:table-row table:style-name="ro12">
          <table:table-cell office:value-type="string">
            <text:p>9,"3","A1.3.1","Test d'intégration et d'acceptation d'un service"</text:p>
          </table:table-cell>
          <table:table-cell table:number-columns-repeated="255"/>
        </table:table-row>
        <table:table-row table:style-name="ro12">
          <table:table-cell office:value-type="string">
            <text:p>10,"3","A1.3.2","Définition des éléments nécessaires à la continuité d'un service"</text:p>
          </table:table-cell>
          <table:table-cell table:number-columns-repeated="255"/>
        </table:table-row>
        <table:table-row table:style-name="ro12">
          <table:table-cell office:value-type="string">
            <text:p>11,"3","A1.3.3","Accompagnement de la mise en place d'un nouveau service"</text:p>
          </table:table-cell>
          <table:table-cell table:number-columns-repeated="255"/>
        </table:table-row>
        <table:table-row table:style-name="ro12">
          <table:table-cell office:value-type="string">
            <text:p>12,"3","A1.3.4","Déploiement d'un service"</text:p>
          </table:table-cell>
          <table:table-cell table:number-columns-repeated="255"/>
        </table:table-row>
        <table:table-row table:style-name="ro12">
          <table:table-cell office:value-type="string">
            <text:p>13,"4","A1.4.1","Participation à un projet"</text:p>
          </table:table-cell>
          <table:table-cell table:number-columns-repeated="255"/>
        </table:table-row>
        <table:table-row table:style-name="ro12">
          <table:table-cell office:value-type="string">
            <text:p>14,"4","A1.4.2","Évaluation des indicateurs de suivi d'un projet et justification des écarts"</text:p>
          </table:table-cell>
          <table:table-cell table:number-columns-repeated="255"/>
        </table:table-row>
        <table:table-row table:style-name="ro12">
          <table:table-cell office:value-type="string">
            <text:p>15,"4","A1.4.3","Gestion des ressources"</text:p>
          </table:table-cell>
          <table:table-cell table:number-columns-repeated="255"/>
        </table:table-row>
        <table:table-row table:style-name="ro12">
          <table:table-cell office:value-type="string">
            <text:p>16,"5","A2.1.1","Accompagnement des utilisateurs dans la prise en main d'un service"</text:p>
          </table:table-cell>
          <table:table-cell table:number-columns-repeated="255"/>
        </table:table-row>
        <table:table-row table:style-name="ro12">
          <table:table-cell office:value-type="string">
            <text:p>17,"5","A2.1.2","Évaluation et maintien de la qualité d'un service"</text:p>
          </table:table-cell>
          <table:table-cell table:number-columns-repeated="255"/>
        </table:table-row>
        <table:table-row table:style-name="ro12">
          <table:table-cell office:value-type="string">
            <text:p>18,"6","A2.2.1","Suivi et résolution d'incidents"</text:p>
          </table:table-cell>
          <table:table-cell table:number-columns-repeated="255"/>
        </table:table-row>
        <table:table-row table:style-name="ro12">
          <table:table-cell office:value-type="string">
            <text:p>19,"6","A2.2.2","Suivi et réponse à des demandes d'assistance"</text:p>
          </table:table-cell>
          <table:table-cell table:number-columns-repeated="255"/>
        </table:table-row>
        <table:table-row table:style-name="ro12">
          <table:table-cell office:value-type="string">
            <text:p>20,"6","A2.2.3","Réponse à une interruption de service"</text:p>
          </table:table-cell>
          <table:table-cell table:number-columns-repeated="255"/>
        </table:table-row>
        <table:table-row table:style-name="ro12">
          <table:table-cell office:value-type="string">
            <text:p>21,"7","A2.3.1","Identification, qualification et évaluation d'un problème"</text:p>
          </table:table-cell>
          <table:table-cell table:number-columns-repeated="255"/>
        </table:table-row>
        <table:table-row table:style-name="ro12">
          <table:table-cell office:value-type="string">
            <text:p>22,"7","A2.3.2","Proposition d'amélioration d'un service"</text:p>
          </table:table-cell>
          <table:table-cell table:number-columns-repeated="255"/>
        </table:table-row>
        <table:table-row table:style-name="ro12">
          <table:table-cell office:value-type="string">
            <text:p>23,"8","A3.1.1","Proposition d'une solution d'infrastructure"</text:p>
          </table:table-cell>
          <table:table-cell table:number-columns-repeated="255"/>
        </table:table-row>
        <table:table-row table:style-name="ro12">
          <table:table-cell office:value-type="string">
            <text:p>24,"8","A3.1.2","Maquettage et prototypage d'une solution d'infrastructure"</text:p>
          </table:table-cell>
          <table:table-cell table:number-columns-repeated="255"/>
        </table:table-row>
        <table:table-row table:style-name="ro12">
          <table:table-cell office:value-type="string">
            <text:p>25,"8","A3.1.3","Prise en compte du niveau de sécurité nécessaire à une infrastructure "</text:p>
          </table:table-cell>
          <table:table-cell table:number-columns-repeated="255"/>
        </table:table-row>
        <table:table-row table:style-name="ro12">
          <table:table-cell office:value-type="string">
            <text:p>26,"9","A3.2.1","Installation et configuration d'éléments d'infrastructure "</text:p>
          </table:table-cell>
          <table:table-cell table:number-columns-repeated="255"/>
        </table:table-row>
        <table:table-row table:style-name="ro12">
          <table:table-cell office:value-type="string">
            <text:p>27,"9","A3.2.2","Remplacement ou mise à jour d'éléments défectueux ou obsolètes"</text:p>
          </table:table-cell>
          <table:table-cell table:number-columns-repeated="255"/>
        </table:table-row>
        <table:table-row table:style-name="ro12">
          <table:table-cell office:value-type="string">
            <text:p>28,"9","A3.2.3","Mise à jour de la documentation technique d'une solution d'infrastructure"</text:p>
          </table:table-cell>
          <table:table-cell table:number-columns-repeated="255"/>
        </table:table-row>
        <table:table-row table:style-name="ro12">
          <table:table-cell office:value-type="string">
            <text:p>29,"10","A3.3.1","Administration sur site ou à distance des éléments d'un réseau, de serveurs, de services et d'équipements terminaux"</text:p>
          </table:table-cell>
          <table:table-cell table:number-columns-repeated="255"/>
        </table:table-row>
        <table:table-row table:style-name="ro12">
          <table:table-cell office:value-type="string">
            <text:p>30,"10","A3.3.2","Planification des sauvegardes et gestion des restaurations"</text:p>
          </table:table-cell>
          <table:table-cell table:number-columns-repeated="255"/>
        </table:table-row>
        <table:table-row table:style-name="ro12">
          <table:table-cell office:value-type="string">
            <text:p>31,"10","A3.3.3","Gestion des identités et des habilitations"</text:p>
          </table:table-cell>
          <table:table-cell table:number-columns-repeated="255"/>
        </table:table-row>
        <table:table-row table:style-name="ro12">
          <table:table-cell office:value-type="string">
            <text:p>32,"10","A3.3.4","Automatisation des tâches d'administration"</text:p>
          </table:table-cell>
          <table:table-cell table:number-columns-repeated="255"/>
        </table:table-row>
        <table:table-row table:style-name="ro12">
          <table:table-cell office:value-type="string">
            <text:p>33,"10","A3.3.5","Gestion des indicateurs et des fichiers d'activité"</text:p>
          </table:table-cell>
          <table:table-cell table:number-columns-repeated="255"/>
        </table:table-row>
        <table:table-row table:style-name="ro12">
          <table:table-cell office:value-type="string">
            <text:p>34,"11","A4.1.1","Proposition d'une solution applicative"</text:p>
          </table:table-cell>
          <table:table-cell table:number-columns-repeated="255"/>
        </table:table-row>
        <table:table-row table:style-name="ro12">
          <table:table-cell office:value-type="string">
            <text:p>35,"11","A4.1.2","Conception ou adaptation de l'interface utilisateur d'une solution applicative"</text:p>
          </table:table-cell>
          <table:table-cell table:number-columns-repeated="255"/>
        </table:table-row>
        <table:table-row table:style-name="ro12">
          <table:table-cell office:value-type="string">
            <text:p>36,"11","A4.1.3","Conception ou adaptation d'une base de données"</text:p>
          </table:table-cell>
          <table:table-cell table:number-columns-repeated="255"/>
        </table:table-row>
        <table:table-row table:style-name="ro12">
          <table:table-cell office:value-type="string">
            <text:p>37,"11","A4.1.4","Définition des caractéristiques d'une solution applicative"</text:p>
          </table:table-cell>
          <table:table-cell table:number-columns-repeated="255"/>
        </table:table-row>
        <table:table-row table:style-name="ro12">
          <table:table-cell office:value-type="string">
            <text:p>38,"11","A4.1.5","Prototypage de composants logiciels"</text:p>
          </table:table-cell>
          <table:table-cell table:number-columns-repeated="255"/>
        </table:table-row>
        <table:table-row table:style-name="ro13">
          <table:table-cell office:value-type="string">
            <text:p>39,"11","A4.1.6","Gestion d'environnements de développement et de test"</text:p>
          </table:table-cell>
          <table:table-cell table:number-columns-repeated="255"/>
        </table:table-row>
        <table:table-row table:style-name="ro12">
          <table:table-cell office:value-type="string">
            <text:p>40,"11","A4.1.7","Développement, utilisation ou adaptation de composants logiciels"</text:p>
          </table:table-cell>
          <table:table-cell table:number-columns-repeated="255"/>
        </table:table-row>
        <table:table-row table:style-name="ro12">
          <table:table-cell office:value-type="string">
            <text:p>41,"11","A4.1.8","Réalisation des tests nécessaires à la validation d'éléments adaptés ou développés "</text:p>
          </table:table-cell>
          <table:table-cell table:number-columns-repeated="255"/>
        </table:table-row>
        <table:table-row table:style-name="ro12">
          <table:table-cell office:value-type="string">
            <text:p>42,"11","A4.1.9","Rédaction d'une documentation technique "</text:p>
          </table:table-cell>
          <table:table-cell table:number-columns-repeated="255"/>
        </table:table-row>
        <table:table-row table:style-name="ro12">
          <table:table-cell office:value-type="string">
            <text:p>43,"11","A4.1.1"," Rédaction d'une documentation d'utilisation "</text:p>
          </table:table-cell>
          <table:table-cell table:number-columns-repeated="255"/>
        </table:table-row>
        <table:table-row table:style-name="ro12">
          <table:table-cell office:value-type="string">
            <text:p>44,"12","A4.2.1","Analyse et correction d'un dysfonctionnement, d'un problème de qualité de service ou de sécurité"</text:p>
          </table:table-cell>
          <table:table-cell table:number-columns-repeated="255"/>
        </table:table-row>
        <table:table-row table:style-name="ro12">
          <table:table-cell office:value-type="string">
            <text:p>45,"12","A4.2.2","Adaptation d'une solution applicative aux évolutions de ses composants"</text:p>
          </table:table-cell>
          <table:table-cell table:number-columns-repeated="255"/>
        </table:table-row>
        <table:table-row table:style-name="ro12">
          <table:table-cell office:value-type="string">
            <text:p>46,"12","A4.2.3","Réalisation des tests nécessaires à la mise en production d'éléments mis à jour"</text:p>
          </table:table-cell>
          <table:table-cell table:number-columns-repeated="255"/>
        </table:table-row>
        <table:table-row table:style-name="ro12">
          <table:table-cell office:value-type="string">
            <text:p>47,"12","A4.2.4","Mise à jour d'une documentation technique"</text:p>
          </table:table-cell>
          <table:table-cell table:number-columns-repeated="255"/>
        </table:table-row>
        <table:table-row table:style-name="ro12">
          <table:table-cell office:value-type="string">
            <text:p>48,"13","A5.1.1","Mise en place d'une gestion de configuration"</text:p>
          </table:table-cell>
          <table:table-cell table:number-columns-repeated="255"/>
        </table:table-row>
        <table:table-row table:style-name="ro12">
          <table:table-cell office:value-type="string">
            <text:p>49,"13","A5.1.2","Recueil d'informations sur une configuration et ses éléments"</text:p>
          </table:table-cell>
          <table:table-cell table:number-columns-repeated="255"/>
        </table:table-row>
        <table:table-row table:style-name="ro12">
          <table:table-cell office:value-type="string">
            <text:p>50,"13","A5.1.3","Suivi d'une configuration et de ses éléments"</text:p>
          </table:table-cell>
          <table:table-cell table:number-columns-repeated="255"/>
        </table:table-row>
        <table:table-row table:style-name="ro12">
          <table:table-cell office:value-type="string">
            <text:p>51,"13","A5.1.4","Étude de propositions de contrat de service (client, fournisseur)"</text:p>
          </table:table-cell>
          <table:table-cell table:number-columns-repeated="255"/>
        </table:table-row>
        <table:table-row table:style-name="ro12">
          <table:table-cell office:value-type="string">
            <text:p>52,"13","A5.1.5","Évaluation d'un élément de configuration ou d'une configuration "</text:p>
          </table:table-cell>
          <table:table-cell table:number-columns-repeated="255"/>
        </table:table-row>
        <table:table-row table:style-name="ro12">
          <table:table-cell office:value-type="string">
            <text:p>53,"13","A5.1.6","Évaluation d'un investissement informatique"</text:p>
          </table:table-cell>
          <table:table-cell table:number-columns-repeated="255"/>
        </table:table-row>
        <table:table-row table:style-name="ro15">
          <table:table-cell office:value-type="string">
            <text:p>54,"14","A5.2.1","Exploitation des référentiels, normes et standards adoptés par le prestataire informatique"</text:p>
          </table:table-cell>
          <table:table-cell table:number-columns-repeated="255"/>
        </table:table-row>
        <table:table-row table:style-name="ro12">
          <table:table-cell office:value-type="string">
            <text:p>55,"14","A5.2.2","Veille technologique"</text:p>
          </table:table-cell>
          <table:table-cell table:number-columns-repeated="255"/>
        </table:table-row>
        <table:table-row table:style-name="ro12">
          <table:table-cell office:value-type="string">
            <text:p>56,"14","A5.2.3","Repérage des compléments de formation ou d'auto-formation utiles à l'acquisition de nouvelles compétences"</text:p>
          </table:table-cell>
          <table:table-cell table:number-columns-repeated="255"/>
        </table:table-row>
        <table:table-row table:style-name="ro12">
          <table:table-cell office:value-type="string">
            <text:p>57,"14","A5.2.4","Étude d˜une technologie, d'un composant, d'un outil ou d'une méthode"</text:p>
          </table:table-cell>
          <table:table-cell table:number-columns-repeated="255"/>
        </table:table-row>
        <table:table-row table:style-name="ro12" table:number-rows-repeated="1048518">
          <table:table-cell table:number-columns-repeated="256"/>
        </table:table-row>
        <table:table-row table:style-name="ro1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4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SLAM" style:display-name="PageStyle_tableau de synthèse SL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de_20_synthèse_20_SISR" style:display-name="PageStyle_tableau de synthèse SIS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es_20_activités" style:display-name="PageStyle_liste des activité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creation-date>2012-01-12T11:51:15</meta:creation-date>
    <dc:date>2017-12-12T14:58:44.34</dc:date>
    <meta:print-date>2012-01-19T22:06:19</meta:print-date>
    <meta:generator>OpenOffice/4.1.3$Win32 OpenOffice.org_project/413m1$Build-9783</meta:generator>
    <meta:editing-duration>PT8M53S</meta:editing-duration>
    <meta:editing-cycles>2</meta:editing-cycles>
    <meta:document-statistic meta:table-count="3" meta:cell-count="194" meta:object-count="0"/>
  </office:meta>
</office:document-meta>
</file>